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etaryAmountFormatter.getMonetaryAmountFormat(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netaryAmountFormatter.MonetaryAmountFormatter( String forma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taryAmountFormatter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taryAmountFormatter.print( MonetaryAmount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taryAmountFormatter.MonetaryAmount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etaryAmountFormatter.setFormatName( String forma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